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65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1.3535in"/>
    </style:style>
    <style:style style:name="co5" style:family="table-column">
      <style:table-column-properties fo:break-before="auto" style:column-width="0.6764in"/>
    </style:style>
    <style:style style:name="co6" style:family="table-column">
      <style:table-column-properties fo:break-before="auto" style:column-width="1.0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5"/>
    <style:style style:name="ce5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5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Altura Tubo <text:s/>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Izquierda</text:p>
          </table:table-cell>
          <table:table-cell table:style-name="ce2" office:value-type="string" calcext:value-type="string">
            <text:p>Derecha</text:p>
          </table:table-cell>
          <table:table-cell table:style-name="ce2" office:value-type="string" calcext:value-type="string">
            <text:p>Altura Aire Izquierda</text:p>
          </table:table-cell>
          <table:table-cell table:style-name="ce2" office:value-type="string" calcext:value-type="string">
            <text:p>Δhg</text:p>
          </table:table-cell>
          <table:table-cell/>
          <table:table-cell office:value-type="string" calcext:value-type="string">
            <text:p>P (Pa)</text:p>
          </table:table-cell>
          <table:table-cell office:value-type="string" calcext:value-type="string">
            <text:p>V (l)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2">
            <text:p>Aproximadamente +0.5cm en cada medida</text:p>
          </table:table-cell>
          <table:covered-table-cell/>
          <table:table-cell table:style-name="ce3" office:value-type="float" office:value="45" calcext:value-type="float">
            <text:p>45.0</text:p>
          </table:table-cell>
          <table:table-cell table:style-name="ce3" office:value-type="float" office:value="52.4" calcext:value-type="float">
            <text:p>52.4</text:p>
          </table:table-cell>
          <table:table-cell table:style-name="ce3" table:formula="of:=71-[.C3]" office:value-type="float" office:value="26" calcext:value-type="float">
            <text:p>26.0</text:p>
          </table:table-cell>
          <table:table-cell table:style-name="ce3" table:formula="of:=[.D3]-[.C3]" office:value-type="float" office:value="7.4" calcext:value-type="float">
            <text:p>7.4</text:p>
          </table:table-cell>
          <table:table-cell/>
          <table:table-cell table:formula="of:=[.F3]*0.01*13600*9.81+101952" office:value-type="float" office:value="111824.784" calcext:value-type="float">
            <text:p>111824.784</text:p>
          </table:table-cell>
          <table:table-cell table:formula="of:=[.E3]*0.01*6.9*0.001" office:value-type="float" office:value="0.001794" calcext:value-type="float">
            <text:p>0.001794</text:p>
          </table:table-cell>
          <table:table-cell table:formula="of:=[.H3]*[.I3]" office:value-type="float" office:value="200.613662496" calcext:value-type="float">
            <text:p>200.613662496</text:p>
          </table:table-cell>
        </table:table-row>
        <table:table-row table:style-name="ro1">
          <table:covered-table-cell table:number-columns-repeated="2"/>
          <table:table-cell table:style-name="ce3" office:value-type="float" office:value="45.1" calcext:value-type="float">
            <text:p>45.1</text:p>
          </table:table-cell>
          <table:table-cell table:style-name="ce3" office:value-type="float" office:value="52.8" calcext:value-type="float">
            <text:p>52.8</text:p>
          </table:table-cell>
          <table:table-cell table:style-name="ce3" table:formula="of:=71-[.C4]" office:value-type="float" office:value="25.9" calcext:value-type="float">
            <text:p>25.9</text:p>
          </table:table-cell>
          <table:table-cell table:style-name="ce3" table:formula="of:=[.D4]-[.C4]" office:value-type="float" office:value="7.7" calcext:value-type="float">
            <text:p>7.7</text:p>
          </table:table-cell>
          <table:table-cell/>
          <table:table-cell table:formula="of:=[.F4]*0.01*13600*9.81+101952" office:value-type="float" office:value="112225.032" calcext:value-type="float">
            <text:p>112225.032</text:p>
          </table:table-cell>
          <table:table-cell table:formula="of:=[.E4]*0.01*6.9*0.001" office:value-type="float" office:value="0.0017871" calcext:value-type="float">
            <text:p>0.0017871</text:p>
          </table:table-cell>
          <table:table-cell table:formula="of:=[.H4]*[.I4]" office:value-type="float" office:value="200.5573546872" calcext:value-type="float">
            <text:p>200.5573546872</text:p>
          </table:table-cell>
        </table:table-row>
        <table:table-row table:style-name="ro1">
          <table:table-cell table:number-columns-repeated="2"/>
          <table:table-cell table:style-name="ce3" office:value-type="float" office:value="45.2" calcext:value-type="float">
            <text:p>45.2</text:p>
          </table:table-cell>
          <table:table-cell table:style-name="ce3" office:value-type="float" office:value="53.4" calcext:value-type="float">
            <text:p>53.4</text:p>
          </table:table-cell>
          <table:table-cell table:style-name="ce3" table:formula="of:=71-[.C5]" office:value-type="float" office:value="25.8" calcext:value-type="float">
            <text:p>25.8</text:p>
          </table:table-cell>
          <table:table-cell table:style-name="ce3" table:formula="of:=[.D5]-[.C5]" office:value-type="float" office:value="8.2" calcext:value-type="float">
            <text:p>8.2</text:p>
          </table:table-cell>
          <table:table-cell/>
          <table:table-cell table:formula="of:=[.F5]*0.01*13600*9.81+101952" office:value-type="float" office:value="112892.112" calcext:value-type="float">
            <text:p>112892.112</text:p>
          </table:table-cell>
          <table:table-cell table:formula="of:=[.E5]*0.01*6.9*0.001" office:value-type="float" office:value="0.0017802" calcext:value-type="float">
            <text:p>0.0017802</text:p>
          </table:table-cell>
          <table:table-cell table:formula="of:=[.H5]*[.I5]" office:value-type="float" office:value="200.9705377824" calcext:value-type="float">
            <text:p>200.9705377824</text:p>
          </table:table-cell>
        </table:table-row>
        <table:table-row table:style-name="ro1">
          <table:table-cell table:number-columns-repeated="2"/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53.8" calcext:value-type="float">
            <text:p>53.8</text:p>
          </table:table-cell>
          <table:table-cell table:style-name="ce3" table:formula="of:=71-[.C6]" office:value-type="float" office:value="25.7" calcext:value-type="float">
            <text:p>25.7</text:p>
          </table:table-cell>
          <table:table-cell table:style-name="ce3" table:formula="of:=[.D6]-[.C6]" office:value-type="float" office:value="8.5" calcext:value-type="float">
            <text:p>8.5</text:p>
          </table:table-cell>
          <table:table-cell/>
          <table:table-cell table:formula="of:=[.F6]*0.01*13600*9.81+101952" office:value-type="float" office:value="113292.36" calcext:value-type="float">
            <text:p>113292.360</text:p>
          </table:table-cell>
          <table:table-cell table:formula="of:=[.E6]*0.01*6.9*0.001" office:value-type="float" office:value="0.0017733" calcext:value-type="float">
            <text:p>0.0017733</text:p>
          </table:table-cell>
          <table:table-cell table:formula="of:=[.H6]*[.I6]" office:value-type="float" office:value="200.901341988" calcext:value-type="float">
            <text:p>200.901341988</text:p>
          </table:table-cell>
        </table:table-row>
        <table:table-row table:style-name="ro1">
          <table:table-cell table:number-columns-repeated="2"/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54.1" calcext:value-type="float">
            <text:p>54.1</text:p>
          </table:table-cell>
          <table:table-cell table:style-name="ce3" table:formula="of:=71-[.C7]" office:value-type="float" office:value="25.6" calcext:value-type="float">
            <text:p>25.6</text:p>
          </table:table-cell>
          <table:table-cell table:style-name="ce3" table:formula="of:=[.D7]-[.C7]" office:value-type="float" office:value="8.7" calcext:value-type="float">
            <text:p>8.7</text:p>
          </table:table-cell>
          <table:table-cell/>
          <table:table-cell table:formula="of:=[.F7]*0.01*13600*9.81+101952" office:value-type="float" office:value="113559.192" calcext:value-type="float">
            <text:p>113559.192</text:p>
          </table:table-cell>
          <table:table-cell table:formula="of:=[.E7]*0.01*6.9*0.001" office:value-type="float" office:value="0.0017664" calcext:value-type="float">
            <text:p>0.0017664</text:p>
          </table:table-cell>
          <table:table-cell table:formula="of:=[.H7]*[.I7]" office:value-type="float" office:value="200.5909567488" calcext:value-type="float">
            <text:p>200.5909567488</text:p>
          </table:table-cell>
        </table:table-row>
        <table:table-row table:style-name="ro1">
          <table:table-cell table:number-columns-repeated="2"/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54.5" calcext:value-type="float">
            <text:p>54.5</text:p>
          </table:table-cell>
          <table:table-cell table:style-name="ce3" table:formula="of:=71-[.C8]" office:value-type="float" office:value="25.6" calcext:value-type="float">
            <text:p>25.6</text:p>
          </table:table-cell>
          <table:table-cell table:style-name="ce3" table:formula="of:=[.D8]-[.C8]" office:value-type="float" office:value="9.1" calcext:value-type="float">
            <text:p>9.1</text:p>
          </table:table-cell>
          <table:table-cell/>
          <table:table-cell table:formula="of:=[.F8]*0.01*13600*9.81+101952" office:value-type="float" office:value="114092.856" calcext:value-type="float">
            <text:p>114092.856</text:p>
          </table:table-cell>
          <table:table-cell table:formula="of:=[.E8]*0.01*6.9*0.001" office:value-type="float" office:value="0.0017664" calcext:value-type="float">
            <text:p>0.0017664</text:p>
          </table:table-cell>
          <table:table-cell table:formula="of:=[.H8]*[.I8]" office:value-type="float" office:value="201.5336208384" calcext:value-type="float">
            <text:p>201.5336208384</text:p>
          </table:table-cell>
        </table:table-row>
        <table:table-row table:style-name="ro1">
          <table:table-cell table:number-columns-repeated="2"/>
          <table:table-cell table:style-name="ce3" office:value-type="float" office:value="45.5" calcext:value-type="float">
            <text:p>45.5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table:formula="of:=71-[.C9]" office:value-type="float" office:value="25.5" calcext:value-type="float">
            <text:p>25.5</text:p>
          </table:table-cell>
          <table:table-cell table:style-name="ce3" table:formula="of:=[.D9]-[.C9]" office:value-type="float" office:value="9.4" calcext:value-type="float">
            <text:p>9.4</text:p>
          </table:table-cell>
          <table:table-cell/>
          <table:table-cell table:formula="of:=[.F9]*0.01*13600*9.81+101952" office:value-type="float" office:value="114493.104" calcext:value-type="float">
            <text:p>114493.104</text:p>
          </table:table-cell>
          <table:table-cell table:formula="of:=[.E9]*0.01*6.9*0.001" office:value-type="float" office:value="0.0017595" calcext:value-type="float">
            <text:p>0.0017595</text:p>
          </table:table-cell>
          <table:table-cell table:formula="of:=[.H9]*[.I9]" office:value-type="float" office:value="201.450616488" calcext:value-type="float">
            <text:p>201.450616488</text:p>
          </table:table-cell>
        </table:table-row>
        <table:table-row table:style-name="ro1">
          <table:table-cell table:number-columns-repeated="2"/>
          <table:table-cell table:style-name="ce3" office:value-type="float" office:value="45.6" calcext:value-type="float">
            <text:p>45.6</text:p>
          </table:table-cell>
          <table:table-cell table:style-name="ce3" office:value-type="float" office:value="55.3" calcext:value-type="float">
            <text:p>55.3</text:p>
          </table:table-cell>
          <table:table-cell table:style-name="ce3" table:formula="of:=71-[.C10]" office:value-type="float" office:value="25.4" calcext:value-type="float">
            <text:p>25.4</text:p>
          </table:table-cell>
          <table:table-cell table:style-name="ce3" table:formula="of:=[.D10]-[.C10]" office:value-type="float" office:value="9.7" calcext:value-type="float">
            <text:p>9.7</text:p>
          </table:table-cell>
          <table:table-cell/>
          <table:table-cell table:formula="of:=[.F10]*0.01*13600*9.81+101952" office:value-type="float" office:value="114893.352" calcext:value-type="float">
            <text:p>114893.352</text:p>
          </table:table-cell>
          <table:table-cell table:formula="of:=[.E10]*0.01*6.9*0.001" office:value-type="float" office:value="0.0017526" calcext:value-type="float">
            <text:p>0.0017526</text:p>
          </table:table-cell>
          <table:table-cell table:formula="of:=[.H10]*[.I10]" office:value-type="float" office:value="201.3620887152" calcext:value-type="float">
            <text:p>201.3620887152</text:p>
          </table:table-cell>
        </table:table-row>
        <table:table-row table:style-name="ro1">
          <table:table-cell table:number-columns-repeated="2"/>
          <table:table-cell table:style-name="ce3" office:value-type="float" office:value="45.7" calcext:value-type="float">
            <text:p>45.7</text:p>
          </table:table-cell>
          <table:table-cell table:style-name="ce3" office:value-type="float" office:value="55.7" calcext:value-type="float">
            <text:p>55.7</text:p>
          </table:table-cell>
          <table:table-cell table:style-name="ce3" table:formula="of:=71-[.C11]" office:value-type="float" office:value="25.3" calcext:value-type="float">
            <text:p>25.3</text:p>
          </table:table-cell>
          <table:table-cell table:style-name="ce3" table:formula="of:=[.D11]-[.C11]" office:value-type="float" office:value="10" calcext:value-type="float">
            <text:p>10.0</text:p>
          </table:table-cell>
          <table:table-cell/>
          <table:table-cell table:formula="of:=[.F11]*0.01*13600*9.81+101952" office:value-type="float" office:value="115293.6" calcext:value-type="float">
            <text:p>115293.600</text:p>
          </table:table-cell>
          <table:table-cell table:formula="of:=[.E11]*0.01*6.9*0.001" office:value-type="float" office:value="0.0017457" calcext:value-type="float">
            <text:p>0.0017457</text:p>
          </table:table-cell>
          <table:table-cell table:formula="of:=[.H11]*[.I11]" office:value-type="float" office:value="201.26803752" calcext:value-type="float">
            <text:p>201.26803752</text:p>
          </table:table-cell>
        </table:table-row>
        <table:table-row table:style-name="ro1">
          <table:table-cell table:number-columns-repeated="2"/>
          <table:table-cell table:style-name="ce3" office:value-type="float" office:value="45.8" calcext:value-type="float">
            <text:p>45.8</text:p>
          </table:table-cell>
          <table:table-cell table:style-name="ce3" office:value-type="float" office:value="56" calcext:value-type="float">
            <text:p>56.0</text:p>
          </table:table-cell>
          <table:table-cell table:style-name="ce3" table:formula="of:=71-[.C12]" office:value-type="float" office:value="25.2" calcext:value-type="float">
            <text:p>25.2</text:p>
          </table:table-cell>
          <table:table-cell table:style-name="ce3" table:formula="of:=[.D12]-[.C12]" office:value-type="float" office:value="10.2" calcext:value-type="float">
            <text:p>10.2</text:p>
          </table:table-cell>
          <table:table-cell/>
          <table:table-cell table:formula="of:=[.F12]*0.01*13600*9.81+101952" office:value-type="float" office:value="115560.432" calcext:value-type="float">
            <text:p>115560.432</text:p>
          </table:table-cell>
          <table:table-cell table:formula="of:=[.E12]*0.01*6.9*0.001" office:value-type="float" office:value="0.0017388" calcext:value-type="float">
            <text:p>0.0017388</text:p>
          </table:table-cell>
          <table:table-cell table:formula="of:=[.H12]*[.I12]" office:value-type="float" office:value="200.9364791616" calcext:value-type="float">
            <text:p>200.9364791616</text:p>
          </table:table-cell>
        </table:table-row>
        <table:table-row table:style-name="ro1">
          <table:table-cell table:number-columns-repeated="2"/>
          <table:table-cell table:style-name="ce3" office:value-type="float" office:value="45.9" calcext:value-type="float">
            <text:p>45.9</text:p>
          </table:table-cell>
          <table:table-cell table:style-name="ce3" office:value-type="float" office:value="56.4" calcext:value-type="float">
            <text:p>56.4</text:p>
          </table:table-cell>
          <table:table-cell table:style-name="ce3" table:formula="of:=71-[.C13]" office:value-type="float" office:value="25.1" calcext:value-type="float">
            <text:p>25.1</text:p>
          </table:table-cell>
          <table:table-cell table:style-name="ce3" table:formula="of:=[.D13]-[.C13]" office:value-type="float" office:value="10.5" calcext:value-type="float">
            <text:p>10.5</text:p>
          </table:table-cell>
          <table:table-cell/>
          <table:table-cell table:formula="of:=[.F13]*0.01*13600*9.81+101952" office:value-type="float" office:value="115960.68" calcext:value-type="float">
            <text:p>115960.680</text:p>
          </table:table-cell>
          <table:table-cell table:formula="of:=[.E13]*0.01*6.9*0.001" office:value-type="float" office:value="0.0017319" calcext:value-type="float">
            <text:p>0.0017319</text:p>
          </table:table-cell>
          <table:table-cell table:formula="of:=[.H13]*[.I13]" office:value-type="float" office:value="200.832301692" calcext:value-type="float">
            <text:p>200.832301692</text:p>
          </table:table-cell>
        </table:table-row>
        <table:table-row table:style-name="ro1">
          <table:table-cell table:number-columns-repeated="2"/>
          <table:table-cell table:style-name="ce3" office:value-type="float" office:value="45.9" calcext:value-type="float">
            <text:p>45.9</text:p>
          </table:table-cell>
          <table:table-cell table:style-name="ce3" office:value-type="float" office:value="56.8" calcext:value-type="float">
            <text:p>56.8</text:p>
          </table:table-cell>
          <table:table-cell table:style-name="ce3" table:formula="of:=71-[.C14]" office:value-type="float" office:value="25.1" calcext:value-type="float">
            <text:p>25.1</text:p>
          </table:table-cell>
          <table:table-cell table:style-name="ce3" table:formula="of:=[.D14]-[.C14]" office:value-type="float" office:value="10.9" calcext:value-type="float">
            <text:p>10.9</text:p>
          </table:table-cell>
          <table:table-cell/>
          <table:table-cell table:formula="of:=[.F14]*0.01*13600*9.81+101952" office:value-type="float" office:value="116494.344" calcext:value-type="float">
            <text:p>116494.344</text:p>
          </table:table-cell>
          <table:table-cell table:formula="of:=[.E14]*0.01*6.9*0.001" office:value-type="float" office:value="0.0017319" calcext:value-type="float">
            <text:p>0.0017319</text:p>
          </table:table-cell>
          <table:table-cell table:formula="of:=[.H14]*[.I14]" office:value-type="float" office:value="201.7565543736" calcext:value-type="float">
            <text:p>201.7565543736</text:p>
          </table:table-cell>
        </table:table-row>
        <table:table-row table:style-name="ro1">
          <table:table-cell table:number-columns-repeated="2"/>
          <table:table-cell table:style-name="ce3" office:value-type="float" office:value="46" calcext:value-type="float">
            <text:p>46.0</text:p>
          </table:table-cell>
          <table:table-cell table:style-name="ce3" office:value-type="float" office:value="57.2" calcext:value-type="float">
            <text:p>57.2</text:p>
          </table:table-cell>
          <table:table-cell table:style-name="ce3" table:formula="of:=71-[.C15]" office:value-type="float" office:value="25" calcext:value-type="float">
            <text:p>25.0</text:p>
          </table:table-cell>
          <table:table-cell table:style-name="ce3" table:formula="of:=[.D15]-[.C15]" office:value-type="float" office:value="11.2" calcext:value-type="float">
            <text:p>11.2</text:p>
          </table:table-cell>
          <table:table-cell/>
          <table:table-cell table:formula="of:=[.F15]*0.01*13600*9.81+101952" office:value-type="float" office:value="116894.592" calcext:value-type="float">
            <text:p>116894.592</text:p>
          </table:table-cell>
          <table:table-cell table:formula="of:=[.E15]*0.01*6.9*0.001" office:value-type="float" office:value="0.001725" calcext:value-type="float">
            <text:p>0.001725</text:p>
          </table:table-cell>
          <table:table-cell table:formula="of:=[.H15]*[.I15]" office:value-type="float" office:value="201.6431712" calcext:value-type="float">
            <text:p>201.6431712</text:p>
          </table:table-cell>
        </table:table-row>
        <table:table-row table:style-name="ro1">
          <table:table-cell table:number-columns-repeated="2"/>
          <table:table-cell table:style-name="ce3" office:value-type="float" office:value="46.1" calcext:value-type="float">
            <text:p>46.1</text:p>
          </table:table-cell>
          <table:table-cell table:style-name="ce3" office:value-type="float" office:value="57.6" calcext:value-type="float">
            <text:p>57.6</text:p>
          </table:table-cell>
          <table:table-cell table:style-name="ce3" table:formula="of:=71-[.C16]" office:value-type="float" office:value="24.9" calcext:value-type="float">
            <text:p>24.9</text:p>
          </table:table-cell>
          <table:table-cell table:style-name="ce3" table:formula="of:=[.D16]-[.C16]" office:value-type="float" office:value="11.5" calcext:value-type="float">
            <text:p>11.5</text:p>
          </table:table-cell>
          <table:table-cell/>
          <table:table-cell table:formula="of:=[.F16]*0.01*13600*9.81+101952" office:value-type="float" office:value="117294.84" calcext:value-type="float">
            <text:p>117294.840</text:p>
          </table:table-cell>
          <table:table-cell table:formula="of:=[.E16]*0.01*6.9*0.001" office:value-type="float" office:value="0.0017181" calcext:value-type="float">
            <text:p>0.0017181</text:p>
          </table:table-cell>
          <table:table-cell table:formula="of:=[.H16]*[.I16]" office:value-type="float" office:value="201.524264604" calcext:value-type="float">
            <text:p>201.524264604</text:p>
          </table:table-cell>
        </table:table-row>
        <table:table-row table:style-name="ro1">
          <table:table-cell table:number-columns-repeated="2"/>
          <table:table-cell table:style-name="ce3" office:value-type="float" office:value="46.2" calcext:value-type="float">
            <text:p>46.2</text:p>
          </table:table-cell>
          <table:table-cell table:style-name="ce3" office:value-type="float" office:value="58.1" calcext:value-type="float">
            <text:p>58.1</text:p>
          </table:table-cell>
          <table:table-cell table:style-name="ce3" table:formula="of:=71-[.C17]" office:value-type="float" office:value="24.8" calcext:value-type="float">
            <text:p>24.8</text:p>
          </table:table-cell>
          <table:table-cell table:style-name="ce3" table:formula="of:=[.D17]-[.C17]" office:value-type="float" office:value="11.9" calcext:value-type="float">
            <text:p>11.9</text:p>
          </table:table-cell>
          <table:table-cell/>
          <table:table-cell table:formula="of:=[.F17]*0.01*13600*9.81+101952" office:value-type="float" office:value="117828.504" calcext:value-type="float">
            <text:p>117828.504</text:p>
          </table:table-cell>
          <table:table-cell table:formula="of:=[.E17]*0.01*6.9*0.001" office:value-type="float" office:value="0.0017112" calcext:value-type="float">
            <text:p>0.0017112</text:p>
          </table:table-cell>
          <table:table-cell table:formula="of:=[.H17]*[.I17]" office:value-type="float" office:value="201.6281360448" calcext:value-type="float">
            <text:p>201.6281360448</text:p>
          </table:table-cell>
        </table:table-row>
        <table:table-row table:style-name="ro1">
          <table:table-cell table:number-columns-repeated="2"/>
          <table:table-cell table:style-name="ce3" office:value-type="float" office:value="46.3" calcext:value-type="float">
            <text:p>46.3</text:p>
          </table:table-cell>
          <table:table-cell table:style-name="ce3" office:value-type="float" office:value="58.4" calcext:value-type="float">
            <text:p>58.4</text:p>
          </table:table-cell>
          <table:table-cell table:style-name="ce3" table:formula="of:=71-[.C18]" office:value-type="float" office:value="24.7" calcext:value-type="float">
            <text:p>24.7</text:p>
          </table:table-cell>
          <table:table-cell table:style-name="ce3" table:formula="of:=[.D18]-[.C18]" office:value-type="float" office:value="12.1" calcext:value-type="float">
            <text:p>12.1</text:p>
          </table:table-cell>
          <table:table-cell/>
          <table:table-cell table:formula="of:=[.F18]*0.01*13600*9.81+101952" office:value-type="float" office:value="118095.336" calcext:value-type="float">
            <text:p>118095.336</text:p>
          </table:table-cell>
          <table:table-cell table:formula="of:=[.E18]*0.01*6.9*0.001" office:value-type="float" office:value="0.0017043" calcext:value-type="float">
            <text:p>0.0017043</text:p>
          </table:table-cell>
          <table:table-cell table:formula="of:=[.H18]*[.I18]" office:value-type="float" office:value="201.2698811448" calcext:value-type="float">
            <text:p>201.2698811448</text:p>
          </table:table-cell>
        </table:table-row>
        <table:table-row table:style-name="ro1">
          <table:table-cell table:number-columns-repeated="2"/>
          <table:table-cell table:style-name="ce3" office:value-type="float" office:value="46.4" calcext:value-type="float">
            <text:p>46.4</text:p>
          </table:table-cell>
          <table:table-cell table:style-name="ce3" office:value-type="float" office:value="59" calcext:value-type="float">
            <text:p>59.0</text:p>
          </table:table-cell>
          <table:table-cell table:style-name="ce3" table:formula="of:=71-[.C19]" office:value-type="float" office:value="24.6" calcext:value-type="float">
            <text:p>24.6</text:p>
          </table:table-cell>
          <table:table-cell table:style-name="ce3" table:formula="of:=[.D19]-[.C19]" office:value-type="float" office:value="12.6" calcext:value-type="float">
            <text:p>12.6</text:p>
          </table:table-cell>
          <table:table-cell/>
          <table:table-cell table:formula="of:=[.F19]*0.01*13600*9.81+101952" office:value-type="float" office:value="118762.416" calcext:value-type="float">
            <text:p>118762.416</text:p>
          </table:table-cell>
          <table:table-cell table:formula="of:=[.E19]*0.01*6.9*0.001" office:value-type="float" office:value="0.0016974" calcext:value-type="float">
            <text:p>0.0016974</text:p>
          </table:table-cell>
          <table:table-cell table:formula="of:=[.H19]*[.I19]" office:value-type="float" office:value="201.5873249184" calcext:value-type="float">
            <text:p>201.5873249184</text:p>
          </table:table-cell>
        </table:table-row>
        <table:table-row table:style-name="ro1">
          <table:table-cell table:number-columns-repeated="2"/>
          <table:table-cell table:style-name="ce3" office:value-type="float" office:value="46.5" calcext:value-type="float">
            <text:p>46.5</text:p>
          </table:table-cell>
          <table:table-cell table:style-name="ce3" office:value-type="float" office:value="59.3" calcext:value-type="float">
            <text:p>59.3</text:p>
          </table:table-cell>
          <table:table-cell table:style-name="ce3" table:formula="of:=71-[.C20]" office:value-type="float" office:value="24.5" calcext:value-type="float">
            <text:p>24.5</text:p>
          </table:table-cell>
          <table:table-cell table:style-name="ce3" table:formula="of:=[.D20]-[.C20]" office:value-type="float" office:value="12.8" calcext:value-type="float">
            <text:p>12.8</text:p>
          </table:table-cell>
          <table:table-cell/>
          <table:table-cell table:formula="of:=[.F20]*0.01*13600*9.81+101952" office:value-type="float" office:value="119029.248" calcext:value-type="float">
            <text:p>119029.248</text:p>
          </table:table-cell>
          <table:table-cell table:formula="of:=[.E20]*0.01*6.9*0.001" office:value-type="float" office:value="0.0016905" calcext:value-type="float">
            <text:p>0.0016905</text:p>
          </table:table-cell>
          <table:table-cell table:formula="of:=[.H20]*[.I20]" office:value-type="float" office:value="201.218943744" calcext:value-type="float">
            <text:p>201.218943744</text:p>
          </table:table-cell>
        </table:table-row>
        <table:table-row table:style-name="ro1">
          <table:table-cell table:number-columns-repeated="2"/>
          <table:table-cell table:style-name="ce3" office:value-type="float" office:value="46.6" calcext:value-type="float">
            <text:p>46.6</text:p>
          </table:table-cell>
          <table:table-cell table:style-name="ce3" office:value-type="float" office:value="59.8" calcext:value-type="float">
            <text:p>59.8</text:p>
          </table:table-cell>
          <table:table-cell table:style-name="ce3" table:formula="of:=71-[.C21]" office:value-type="float" office:value="24.4" calcext:value-type="float">
            <text:p>24.4</text:p>
          </table:table-cell>
          <table:table-cell table:style-name="ce3" table:formula="of:=[.D21]-[.C21]" office:value-type="float" office:value="13.2" calcext:value-type="float">
            <text:p>13.2</text:p>
          </table:table-cell>
          <table:table-cell/>
          <table:table-cell table:formula="of:=[.F21]*0.01*13600*9.81+101952" office:value-type="float" office:value="119562.912" calcext:value-type="float">
            <text:p>119562.912</text:p>
          </table:table-cell>
          <table:table-cell table:formula="of:=[.E21]*0.01*6.9*0.001" office:value-type="float" office:value="0.0016836" calcext:value-type="float">
            <text:p>0.0016836</text:p>
          </table:table-cell>
          <table:table-cell table:formula="of:=[.H21]*[.I21]" office:value-type="float" office:value="201.2961186432" calcext:value-type="float">
            <text:p>201.2961186432</text:p>
          </table:table-cell>
        </table:table-row>
        <table:table-row table:style-name="ro1">
          <table:table-cell table:number-columns-repeated="2"/>
          <table:table-cell table:style-name="ce3" office:value-type="float" office:value="46.7" calcext:value-type="float">
            <text:p>46.7</text:p>
          </table:table-cell>
          <table:table-cell table:style-name="ce3" office:value-type="float" office:value="60.2" calcext:value-type="float">
            <text:p>60.2</text:p>
          </table:table-cell>
          <table:table-cell table:style-name="ce3" table:formula="of:=71-[.C22]" office:value-type="float" office:value="24.3" calcext:value-type="float">
            <text:p>24.3</text:p>
          </table:table-cell>
          <table:table-cell table:style-name="ce3" table:formula="of:=[.D22]-[.C22]" office:value-type="float" office:value="13.5" calcext:value-type="float">
            <text:p>13.5</text:p>
          </table:table-cell>
          <table:table-cell/>
          <table:table-cell table:formula="of:=[.F22]*0.01*13600*9.81+101952" office:value-type="float" office:value="119963.16" calcext:value-type="float">
            <text:p>119963.160</text:p>
          </table:table-cell>
          <table:table-cell table:formula="of:=[.E22]*0.01*6.9*0.001" office:value-type="float" office:value="0.0016767" calcext:value-type="float">
            <text:p>0.0016767</text:p>
          </table:table-cell>
          <table:table-cell table:formula="of:=[.H22]*[.I22]" office:value-type="float" office:value="201.142230372" calcext:value-type="float">
            <text:p>201.142230372</text:p>
          </table:table-cell>
        </table:table-row>
        <table:table-row table:style-name="ro1">
          <table:table-cell table:number-columns-repeated="2"/>
          <table:table-cell table:style-name="ce3" office:value-type="float" office:value="46.8" calcext:value-type="float">
            <text:p>46.8</text:p>
          </table:table-cell>
          <table:table-cell table:style-name="ce3" office:value-type="float" office:value="60.6" calcext:value-type="float">
            <text:p>60.6</text:p>
          </table:table-cell>
          <table:table-cell table:style-name="ce3" table:formula="of:=71-[.C23]" office:value-type="float" office:value="24.2" calcext:value-type="float">
            <text:p>24.2</text:p>
          </table:table-cell>
          <table:table-cell table:style-name="ce3" table:formula="of:=[.D23]-[.C23]" office:value-type="float" office:value="13.8" calcext:value-type="float">
            <text:p>13.8</text:p>
          </table:table-cell>
          <table:table-cell/>
          <table:table-cell table:formula="of:=[.F23]*0.01*13600*9.81+101952" office:value-type="float" office:value="120363.408" calcext:value-type="float">
            <text:p>120363.408</text:p>
          </table:table-cell>
          <table:table-cell table:formula="of:=[.E23]*0.01*6.9*0.001" office:value-type="float" office:value="0.0016698" calcext:value-type="float">
            <text:p>0.0016698</text:p>
          </table:table-cell>
          <table:table-cell table:formula="of:=[.H23]*[.I23]" office:value-type="float" office:value="200.9828186784" calcext:value-type="float">
            <text:p>200.9828186784</text:p>
          </table:table-cell>
        </table:table-row>
        <table:table-row table:style-name="ro1">
          <table:table-cell table:number-columns-repeated="2"/>
          <table:table-cell table:style-name="ce3" office:value-type="float" office:value="46.9" calcext:value-type="float">
            <text:p>46.9</text:p>
          </table:table-cell>
          <table:table-cell table:style-name="ce3" office:value-type="float" office:value="61" calcext:value-type="float">
            <text:p>61.0</text:p>
          </table:table-cell>
          <table:table-cell table:style-name="ce3" table:formula="of:=71-[.C24]" office:value-type="float" office:value="24.1" calcext:value-type="float">
            <text:p>24.1</text:p>
          </table:table-cell>
          <table:table-cell table:style-name="ce3" table:formula="of:=[.D24]-[.C24]" office:value-type="float" office:value="14.1" calcext:value-type="float">
            <text:p>14.1</text:p>
          </table:table-cell>
          <table:table-cell/>
          <table:table-cell table:formula="of:=[.F24]*0.01*13600*9.81+101952" office:value-type="float" office:value="120763.656" calcext:value-type="float">
            <text:p>120763.656</text:p>
          </table:table-cell>
          <table:table-cell table:formula="of:=[.E24]*0.01*6.9*0.001" office:value-type="float" office:value="0.0016629" calcext:value-type="float">
            <text:p>0.0016629</text:p>
          </table:table-cell>
          <table:table-cell table:formula="of:=[.H24]*[.I24]" office:value-type="float" office:value="200.8178835624" calcext:value-type="float">
            <text:p>200.8178835624</text:p>
          </table:table-cell>
        </table:table-row>
        <table:table-row table:style-name="ro1">
          <table:table-cell table:number-columns-repeated="2"/>
          <table:table-cell table:style-name="ce3" office:value-type="float" office:value="46.9" calcext:value-type="float">
            <text:p>46.9</text:p>
          </table:table-cell>
          <table:table-cell table:style-name="ce3" office:value-type="float" office:value="61.5" calcext:value-type="float">
            <text:p>61.5</text:p>
          </table:table-cell>
          <table:table-cell table:style-name="ce3" table:formula="of:=71-[.C25]" office:value-type="float" office:value="24.1" calcext:value-type="float">
            <text:p>24.1</text:p>
          </table:table-cell>
          <table:table-cell table:style-name="ce3" table:formula="of:=[.D25]-[.C25]" office:value-type="float" office:value="14.6" calcext:value-type="float">
            <text:p>14.6</text:p>
          </table:table-cell>
          <table:table-cell/>
          <table:table-cell table:formula="of:=[.F25]*0.01*13600*9.81+101952" office:value-type="float" office:value="121430.736" calcext:value-type="float">
            <text:p>121430.736</text:p>
          </table:table-cell>
          <table:table-cell table:formula="of:=[.E25]*0.01*6.9*0.001" office:value-type="float" office:value="0.0016629" calcext:value-type="float">
            <text:p>0.0016629</text:p>
          </table:table-cell>
          <table:table-cell table:formula="of:=[.H25]*[.I25]" office:value-type="float" office:value="201.9271708944" calcext:value-type="float">
            <text:p>201.9271708944</text:p>
          </table:table-cell>
        </table:table-row>
        <table:table-row table:style-name="ro1">
          <table:table-cell table:number-columns-repeated="2"/>
          <table:table-cell table:style-name="ce3" office:value-type="float" office:value="47" calcext:value-type="float">
            <text:p>47.0</text:p>
          </table:table-cell>
          <table:table-cell table:style-name="ce3" office:value-type="float" office:value="61.8" calcext:value-type="float">
            <text:p>61.8</text:p>
          </table:table-cell>
          <table:table-cell table:style-name="ce3" table:formula="of:=71-[.C26]" office:value-type="float" office:value="24" calcext:value-type="float">
            <text:p>24.0</text:p>
          </table:table-cell>
          <table:table-cell table:style-name="ce3" table:formula="of:=[.D26]-[.C26]" office:value-type="float" office:value="14.8" calcext:value-type="float">
            <text:p>14.8</text:p>
          </table:table-cell>
          <table:table-cell/>
          <table:table-cell table:formula="of:=[.F26]*0.01*13600*9.81+101952" office:value-type="float" office:value="121697.568" calcext:value-type="float">
            <text:p>121697.568</text:p>
          </table:table-cell>
          <table:table-cell table:formula="of:=[.E26]*0.01*6.9*0.001" office:value-type="float" office:value="0.001656" calcext:value-type="float">
            <text:p>0.001656</text:p>
          </table:table-cell>
          <table:table-cell table:formula="of:=[.H26]*[.I26]" office:value-type="float" office:value="201.531172608" calcext:value-type="float">
            <text:p>201.531172608</text:p>
          </table:table-cell>
        </table:table-row>
        <table:table-row table:style-name="ro1">
          <table:table-cell table:number-columns-repeated="2"/>
          <table:table-cell table:style-name="ce3" office:value-type="float" office:value="47.1" calcext:value-type="float">
            <text:p>47.1</text:p>
          </table:table-cell>
          <table:table-cell table:style-name="ce3" office:value-type="float" office:value="62.3" calcext:value-type="float">
            <text:p>62.3</text:p>
          </table:table-cell>
          <table:table-cell table:style-name="ce3" table:formula="of:=71-[.C27]" office:value-type="float" office:value="23.9" calcext:value-type="float">
            <text:p>23.9</text:p>
          </table:table-cell>
          <table:table-cell table:style-name="ce3" table:formula="of:=[.D27]-[.C27]" office:value-type="float" office:value="15.2" calcext:value-type="float">
            <text:p>15.2</text:p>
          </table:table-cell>
          <table:table-cell/>
          <table:table-cell table:formula="of:=[.F27]*0.01*13600*9.81+101952" office:value-type="float" office:value="122231.232" calcext:value-type="float">
            <text:p>122231.232</text:p>
          </table:table-cell>
          <table:table-cell table:formula="of:=[.E27]*0.01*6.9*0.001" office:value-type="float" office:value="0.0016491" calcext:value-type="float">
            <text:p>0.0016491</text:p>
          </table:table-cell>
          <table:table-cell table:formula="of:=[.H27]*[.I27]" office:value-type="float" office:value="201.5715246912" calcext:value-type="float">
            <text:p>201.5715246912</text:p>
          </table:table-cell>
        </table:table-row>
        <table:table-row table:style-name="ro1">
          <table:table-cell table:number-columns-repeated="2"/>
          <table:table-cell table:style-name="ce3" office:value-type="float" office:value="47.2" calcext:value-type="float">
            <text:p>47.2</text:p>
          </table:table-cell>
          <table:table-cell table:style-name="ce3" office:value-type="float" office:value="62.8" calcext:value-type="float">
            <text:p>62.8</text:p>
          </table:table-cell>
          <table:table-cell table:style-name="ce3" table:formula="of:=71-[.C28]" office:value-type="float" office:value="23.8" calcext:value-type="float">
            <text:p>23.8</text:p>
          </table:table-cell>
          <table:table-cell table:style-name="ce3" table:formula="of:=[.D28]-[.C28]" office:value-type="float" office:value="15.6" calcext:value-type="float">
            <text:p>15.6</text:p>
          </table:table-cell>
          <table:table-cell/>
          <table:table-cell table:formula="of:=[.F28]*0.01*13600*9.81+101952" office:value-type="float" office:value="122764.896" calcext:value-type="float">
            <text:p>122764.896</text:p>
          </table:table-cell>
          <table:table-cell table:formula="of:=[.E28]*0.01*6.9*0.001" office:value-type="float" office:value="0.0016422" calcext:value-type="float">
            <text:p>0.0016422</text:p>
          </table:table-cell>
          <table:table-cell table:formula="of:=[.H28]*[.I28]" office:value-type="float" office:value="201.6045122112" calcext:value-type="float">
            <text:p>201.6045122112</text:p>
          </table:table-cell>
        </table:table-row>
        <table:table-row table:style-name="ro1">
          <table:table-cell table:number-columns-repeated="2"/>
          <table:table-cell table:style-name="ce3" office:value-type="float" office:value="47.3" calcext:value-type="float">
            <text:p>47.3</text:p>
          </table:table-cell>
          <table:table-cell table:style-name="ce3" office:value-type="float" office:value="63.1" calcext:value-type="float">
            <text:p>63.1</text:p>
          </table:table-cell>
          <table:table-cell table:style-name="ce3" table:formula="of:=71-[.C29]" office:value-type="float" office:value="23.7" calcext:value-type="float">
            <text:p>23.7</text:p>
          </table:table-cell>
          <table:table-cell table:style-name="ce3" table:formula="of:=[.D29]-[.C29]" office:value-type="float" office:value="15.8" calcext:value-type="float">
            <text:p>15.8</text:p>
          </table:table-cell>
          <table:table-cell/>
          <table:table-cell table:formula="of:=[.F29]*0.01*13600*9.81+101952" office:value-type="float" office:value="123031.728" calcext:value-type="float">
            <text:p>123031.728</text:p>
          </table:table-cell>
          <table:table-cell table:formula="of:=[.E29]*0.01*6.9*0.001" office:value-type="float" office:value="0.0016353" calcext:value-type="float">
            <text:p>0.0016353</text:p>
          </table:table-cell>
          <table:table-cell table:formula="of:=[.H29]*[.I29]" office:value-type="float" office:value="201.1937847984" calcext:value-type="float">
            <text:p>201.1937847984</text:p>
          </table:table-cell>
        </table:table-row>
        <table:table-row table:style-name="ro1">
          <table:table-cell table:number-columns-repeated="2"/>
          <table:table-cell table:style-name="ce3" office:value-type="float" office:value="47.4" calcext:value-type="float">
            <text:p>47.4</text:p>
          </table:table-cell>
          <table:table-cell table:style-name="ce3" office:value-type="float" office:value="63.5" calcext:value-type="float">
            <text:p>63.5</text:p>
          </table:table-cell>
          <table:table-cell table:style-name="ce3" table:formula="of:=71-[.C30]" office:value-type="float" office:value="23.6" calcext:value-type="float">
            <text:p>23.6</text:p>
          </table:table-cell>
          <table:table-cell table:style-name="ce3" table:formula="of:=[.D30]-[.C30]" office:value-type="float" office:value="16.1" calcext:value-type="float">
            <text:p>16.1</text:p>
          </table:table-cell>
          <table:table-cell/>
          <table:table-cell table:formula="of:=[.F30]*0.01*13600*9.81+101952" office:value-type="float" office:value="123431.976" calcext:value-type="float">
            <text:p>123431.976</text:p>
          </table:table-cell>
          <table:table-cell table:formula="of:=[.E30]*0.01*6.9*0.001" office:value-type="float" office:value="0.0016284" calcext:value-type="float">
            <text:p>0.0016284</text:p>
          </table:table-cell>
          <table:table-cell table:formula="of:=[.H30]*[.I30]" office:value-type="float" office:value="200.9966297184" calcext:value-type="float">
            <text:p>200.9966297184</text:p>
          </table:table-cell>
        </table:table-row>
        <table:table-row table:style-name="ro1">
          <table:table-cell table:number-columns-repeated="2"/>
          <table:table-cell table:style-name="ce3" office:value-type="float" office:value="47.4" calcext:value-type="float">
            <text:p>47.4</text:p>
          </table:table-cell>
          <table:table-cell table:style-name="ce3" office:value-type="float" office:value="63.8" calcext:value-type="float">
            <text:p>63.8</text:p>
          </table:table-cell>
          <table:table-cell table:style-name="ce3" table:formula="of:=71-[.C31]" office:value-type="float" office:value="23.6" calcext:value-type="float">
            <text:p>23.6</text:p>
          </table:table-cell>
          <table:table-cell table:style-name="ce3" table:formula="of:=[.D31]-[.C31]" office:value-type="float" office:value="16.4" calcext:value-type="float">
            <text:p>16.4</text:p>
          </table:table-cell>
          <table:table-cell/>
          <table:table-cell table:formula="of:=[.F31]*0.01*13600*9.81+101952" office:value-type="float" office:value="123832.224" calcext:value-type="float">
            <text:p>123832.224</text:p>
          </table:table-cell>
          <table:table-cell table:formula="of:=[.E31]*0.01*6.9*0.001" office:value-type="float" office:value="0.0016284" calcext:value-type="float">
            <text:p>0.0016284</text:p>
          </table:table-cell>
          <table:table-cell table:formula="of:=[.H31]*[.I31]" office:value-type="float" office:value="201.6483935616" calcext:value-type="float">
            <text:p>201.64839356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47.5" calcext:value-type="float">
            <text:p>47.5</text:p>
          </table:table-cell>
          <table:table-cell table:style-name="ce3" office:value-type="float" office:value="64.2" calcext:value-type="float">
            <text:p>64.2</text:p>
          </table:table-cell>
          <table:table-cell table:style-name="ce3" table:formula="of:=71-[.C32]" office:value-type="float" office:value="23.5" calcext:value-type="float">
            <text:p>23.5</text:p>
          </table:table-cell>
          <table:table-cell table:style-name="ce3" table:formula="of:=[.D32]-[.C32]" office:value-type="float" office:value="16.7" calcext:value-type="float">
            <text:p>16.7</text:p>
          </table:table-cell>
          <table:table-cell/>
          <table:table-cell table:formula="of:=[.F32]*0.01*13600*9.81+101952" office:value-type="float" office:value="124232.472" calcext:value-type="float">
            <text:p>124232.472</text:p>
          </table:table-cell>
          <table:table-cell table:formula="of:=[.E32]*0.01*6.9*0.001" office:value-type="float" office:value="0.0016215" calcext:value-type="float">
            <text:p>0.0016215</text:p>
          </table:table-cell>
          <table:table-cell table:formula="of:=[.H32]*[.I32]" office:value-type="float" office:value="201.442953348" calcext:value-type="float">
            <text:p>201.442953348</text:p>
          </table:table-cell>
        </table:table-row>
        <table:table-row table:style-name="ro1">
          <table:table-cell table:number-columns-repeated="2"/>
          <table:table-cell table:style-name="ce3" office:value-type="float" office:value="47.6" calcext:value-type="float">
            <text:p>47.6</text:p>
          </table:table-cell>
          <table:table-cell table:style-name="ce3" office:value-type="float" office:value="64.6" calcext:value-type="float">
            <text:p>64.6</text:p>
          </table:table-cell>
          <table:table-cell table:style-name="ce3" table:formula="of:=71-[.C33]" office:value-type="float" office:value="23.4" calcext:value-type="float">
            <text:p>23.4</text:p>
          </table:table-cell>
          <table:table-cell table:style-name="ce3" table:formula="of:=[.D33]-[.C33]" office:value-type="float" office:value="17" calcext:value-type="float">
            <text:p>17.0</text:p>
          </table:table-cell>
          <table:table-cell/>
          <table:table-cell table:formula="of:=[.F33]*0.01*13600*9.81+101952" office:value-type="float" office:value="124632.72" calcext:value-type="float">
            <text:p>124632.720</text:p>
          </table:table-cell>
          <table:table-cell table:formula="of:=[.E33]*0.01*6.9*0.001" office:value-type="float" office:value="0.0016146" calcext:value-type="float">
            <text:p>0.0016146</text:p>
          </table:table-cell>
          <table:table-cell table:formula="of:=[.H33]*[.I33]" office:value-type="float" office:value="201.231989712" calcext:value-type="float">
            <text:p>201.231989712</text:p>
          </table:table-cell>
        </table:table-row>
        <table:table-row table:style-name="ro1">
          <table:table-cell table:number-columns-repeated="2"/>
          <table:table-cell table:style-name="ce3" office:value-type="float" office:value="47.7" calcext:value-type="float">
            <text:p>47.7</text:p>
          </table:table-cell>
          <table:table-cell table:style-name="ce3" office:value-type="float" office:value="65.2" calcext:value-type="float">
            <text:p>65.2</text:p>
          </table:table-cell>
          <table:table-cell table:style-name="ce3" table:formula="of:=71-[.C34]" office:value-type="float" office:value="23.3" calcext:value-type="float">
            <text:p>23.3</text:p>
          </table:table-cell>
          <table:table-cell table:style-name="ce3" table:formula="of:=[.D34]-[.C34]" office:value-type="float" office:value="17.5" calcext:value-type="float">
            <text:p>17.5</text:p>
          </table:table-cell>
          <table:table-cell/>
          <table:table-cell table:formula="of:=[.F34]*0.01*13600*9.81+101952" office:value-type="float" office:value="125299.8" calcext:value-type="float">
            <text:p>125299.800</text:p>
          </table:table-cell>
          <table:table-cell table:formula="of:=[.E34]*0.01*6.9*0.001" office:value-type="float" office:value="0.0016077" calcext:value-type="float">
            <text:p>0.0016077</text:p>
          </table:table-cell>
          <table:table-cell table:formula="of:=[.H34]*[.I34]" office:value-type="float" office:value="201.44448846" calcext:value-type="float">
            <text:p>201.44448846</text:p>
          </table:table-cell>
        </table:table-row>
        <table:table-row table:style-name="ro1">
          <table:table-cell table:number-columns-repeated="2"/>
          <table:table-cell table:style-name="ce3" office:value-type="float" office:value="47.8" calcext:value-type="float">
            <text:p>47.8</text:p>
          </table:table-cell>
          <table:table-cell table:style-name="ce3" office:value-type="float" office:value="65.5" calcext:value-type="float">
            <text:p>65.5</text:p>
          </table:table-cell>
          <table:table-cell table:style-name="ce3" table:formula="of:=71-[.C35]" office:value-type="float" office:value="23.2" calcext:value-type="float">
            <text:p>23.2</text:p>
          </table:table-cell>
          <table:table-cell table:style-name="ce3" table:formula="of:=[.D35]-[.C35]" office:value-type="float" office:value="17.7" calcext:value-type="float">
            <text:p>17.7</text:p>
          </table:table-cell>
          <table:table-cell/>
          <table:table-cell table:formula="of:=[.F35]*0.01*13600*9.81+101952" office:value-type="float" office:value="125566.632" calcext:value-type="float">
            <text:p>125566.632</text:p>
          </table:table-cell>
          <table:table-cell table:formula="of:=[.E35]*0.01*6.9*0.001" office:value-type="float" office:value="0.0016008" calcext:value-type="float">
            <text:p>0.0016008</text:p>
          </table:table-cell>
          <table:table-cell table:formula="of:=[.H35]*[.I35]" office:value-type="float" office:value="201.0070645056" calcext:value-type="float">
            <text:p>201.0070645056</text:p>
          </table:table-cell>
        </table:table-row>
        <table:table-row table:style-name="ro1">
          <table:table-cell table:number-columns-repeated="2"/>
          <table:table-cell table:style-name="ce3" office:value-type="float" office:value="47.8" calcext:value-type="float">
            <text:p>47.8</text:p>
          </table:table-cell>
          <table:table-cell table:style-name="ce3" office:value-type="float" office:value="66" calcext:value-type="float">
            <text:p>66.0</text:p>
          </table:table-cell>
          <table:table-cell table:style-name="ce3" table:formula="of:=71-[.C36]" office:value-type="float" office:value="23.2" calcext:value-type="float">
            <text:p>23.2</text:p>
          </table:table-cell>
          <table:table-cell table:style-name="ce3" table:formula="of:=[.D36]-[.C36]" office:value-type="float" office:value="18.2" calcext:value-type="float">
            <text:p>18.2</text:p>
          </table:table-cell>
          <table:table-cell/>
          <table:table-cell table:formula="of:=[.F36]*0.01*13600*9.81+101952" office:value-type="float" office:value="126233.712" calcext:value-type="float">
            <text:p>126233.712</text:p>
          </table:table-cell>
          <table:table-cell table:formula="of:=[.E36]*0.01*6.9*0.001" office:value-type="float" office:value="0.0016008" calcext:value-type="float">
            <text:p>0.0016008</text:p>
          </table:table-cell>
          <table:table-cell table:formula="of:=[.H36]*[.I36]" office:value-type="float" office:value="202.0749261696" calcext:value-type="float">
            <text:p>202.0749261696</text:p>
          </table:table-cell>
        </table:table-row>
        <table:table-row table:style-name="ro1">
          <table:table-cell table:number-columns-repeated="2"/>
          <table:table-cell table:style-name="ce3" office:value-type="float" office:value="47.9" calcext:value-type="float">
            <text:p>47.9</text:p>
          </table:table-cell>
          <table:table-cell table:style-name="ce3" office:value-type="float" office:value="66.4" calcext:value-type="float">
            <text:p>66.4</text:p>
          </table:table-cell>
          <table:table-cell table:style-name="ce3" table:formula="of:=71-[.C37]" office:value-type="float" office:value="23.1" calcext:value-type="float">
            <text:p>23.1</text:p>
          </table:table-cell>
          <table:table-cell table:style-name="ce3" table:formula="of:=[.D37]-[.C37]" office:value-type="float" office:value="18.5" calcext:value-type="float">
            <text:p>18.5</text:p>
          </table:table-cell>
          <table:table-cell table:style-name="ce2"/>
          <table:table-cell table:formula="of:=[.F37]*0.01*13600*9.81+101952" office:value-type="float" office:value="126633.96" calcext:value-type="float">
            <text:p>126633.960</text:p>
          </table:table-cell>
          <table:table-cell table:formula="of:=[.E37]*0.01*6.9*0.001" office:value-type="float" office:value="0.0015939" calcext:value-type="float">
            <text:p>0.0015939</text:p>
          </table:table-cell>
          <table:table-cell table:style-name="ce2" table:formula="of:=[.H37]*[.I37]" office:value-type="float" office:value="201.841868844" calcext:value-type="float">
            <text:p>201.841868844</text:p>
          </table:table-cell>
        </table:table-row>
        <table:table-row table:style-name="ro1">
          <table:table-cell table:number-columns-repeated="2"/>
          <table:table-cell table:style-name="ce3" office:value-type="float" office:value="48" calcext:value-type="float">
            <text:p>48.0</text:p>
          </table:table-cell>
          <table:table-cell table:style-name="ce3" office:value-type="float" office:value="66.9" calcext:value-type="float">
            <text:p>66.9</text:p>
          </table:table-cell>
          <table:table-cell table:style-name="ce3" table:formula="of:=71-[.C38]" office:value-type="float" office:value="23" calcext:value-type="float">
            <text:p>23.0</text:p>
          </table:table-cell>
          <table:table-cell table:style-name="ce3" table:formula="of:=[.D38]-[.C38]" office:value-type="float" office:value="18.9" calcext:value-type="float">
            <text:p>18.9</text:p>
          </table:table-cell>
          <table:table-cell table:style-name="ce2"/>
          <table:table-cell table:formula="of:=[.F38]*0.01*13600*9.81+101952" office:value-type="float" office:value="127167.624" calcext:value-type="float">
            <text:p>127167.624</text:p>
          </table:table-cell>
          <table:table-cell table:formula="of:=[.E38]*0.01*6.9*0.001" office:value-type="float" office:value="0.001587" calcext:value-type="float">
            <text:p>0.001587</text:p>
          </table:table-cell>
          <table:table-cell table:style-name="ce2" table:formula="of:=[.H38]*[.I38]" office:value-type="float" office:value="201.815019288" calcext:value-type="float">
            <text:p>201.815019288</text:p>
          </table:table-cell>
        </table:table-row>
        <table:table-row table:style-name="ro1">
          <table:table-cell table:number-columns-repeated="2"/>
          <table:table-cell table:style-name="ce3" office:value-type="float" office:value="48.1" calcext:value-type="float">
            <text:p>48.1</text:p>
          </table:table-cell>
          <table:table-cell table:style-name="ce3" office:value-type="float" office:value="67.4" calcext:value-type="float">
            <text:p>67.4</text:p>
          </table:table-cell>
          <table:table-cell table:style-name="ce3" table:formula="of:=71-[.C39]" office:value-type="float" office:value="22.9" calcext:value-type="float">
            <text:p>22.9</text:p>
          </table:table-cell>
          <table:table-cell table:style-name="ce3" table:formula="of:=[.D39]-[.C39]" office:value-type="float" office:value="19.3" calcext:value-type="float">
            <text:p>19.3</text:p>
          </table:table-cell>
          <table:table-cell table:style-name="ce2"/>
          <table:table-cell table:formula="of:=[.F39]*0.01*13600*9.81+101952" office:value-type="float" office:value="127701.288" calcext:value-type="float">
            <text:p>127701.288</text:p>
          </table:table-cell>
          <table:table-cell table:formula="of:=[.E39]*0.01*6.9*0.001" office:value-type="float" office:value="0.0015801" calcext:value-type="float">
            <text:p>0.0015801</text:p>
          </table:table-cell>
          <table:table-cell table:style-name="ce2" table:formula="of:=[.H39]*[.I39]" office:value-type="float" office:value="201.7808051688" calcext:value-type="float">
            <text:p>201.7808051688</text:p>
          </table:table-cell>
        </table:table-row>
        <table:table-row table:style-name="ro1">
          <table:table-cell table:number-columns-repeated="2"/>
          <table:table-cell table:style-name="ce3" office:value-type="float" office:value="48.2" calcext:value-type="float">
            <text:p>48.2</text:p>
          </table:table-cell>
          <table:table-cell table:style-name="ce3" office:value-type="float" office:value="67.8" calcext:value-type="float">
            <text:p>67.8</text:p>
          </table:table-cell>
          <table:table-cell table:style-name="ce3" table:formula="of:=71-[.C40]" office:value-type="float" office:value="22.8" calcext:value-type="float">
            <text:p>22.8</text:p>
          </table:table-cell>
          <table:table-cell table:style-name="ce3" table:formula="of:=[.D40]-[.C40]" office:value-type="float" office:value="19.6" calcext:value-type="float">
            <text:p>19.6</text:p>
          </table:table-cell>
          <table:table-cell table:style-name="ce2"/>
          <table:table-cell table:formula="of:=[.F40]*0.01*13600*9.81+101952" office:value-type="float" office:value="128101.536" calcext:value-type="float">
            <text:p>128101.536</text:p>
          </table:table-cell>
          <table:table-cell table:formula="of:=[.E40]*0.01*6.9*0.001" office:value-type="float" office:value="0.0015732" calcext:value-type="float">
            <text:p>0.0015732</text:p>
          </table:table-cell>
          <table:table-cell table:style-name="ce2" table:formula="of:=[.H40]*[.I40]" office:value-type="float" office:value="201.5293364352" calcext:value-type="float">
            <text:p>201.5293364352</text:p>
          </table:table-cell>
        </table:table-row>
        <table:table-row table:style-name="ro1">
          <table:table-cell table:number-columns-repeated="2"/>
          <table:table-cell table:style-name="ce3" office:value-type="float" office:value="48.3" calcext:value-type="float">
            <text:p>48.3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table:formula="of:=71-[.C41]" office:value-type="float" office:value="22.7" calcext:value-type="float">
            <text:p>22.7</text:p>
          </table:table-cell>
          <table:table-cell table:style-name="ce3" table:formula="of:=[.D41]-[.C41]" office:value-type="float" office:value="20" calcext:value-type="float">
            <text:p>20.0</text:p>
          </table:table-cell>
          <table:table-cell table:style-name="ce2"/>
          <table:table-cell table:formula="of:=[.F41]*0.01*13600*9.81+101952" office:value-type="float" office:value="128635.2" calcext:value-type="float">
            <text:p>128635.200</text:p>
          </table:table-cell>
          <table:table-cell table:formula="of:=[.E41]*0.01*6.9*0.001" office:value-type="float" office:value="0.0015663" calcext:value-type="float">
            <text:p>0.0015663</text:p>
          </table:table-cell>
          <table:table-cell table:style-name="ce2" table:formula="of:=[.H41]*[.I41]" office:value-type="float" office:value="201.48131376" calcext:value-type="float">
            <text:p>201.48131376</text:p>
          </table:table-cell>
        </table:table-row>
        <table:table-row table:style-name="ro1">
          <table:table-cell table:number-columns-repeated="2"/>
          <table:table-cell table:style-name="ce3" office:value-type="float" office:value="48.4" calcext:value-type="float">
            <text:p>48.4</text:p>
          </table:table-cell>
          <table:table-cell table:style-name="ce3" office:value-type="float" office:value="68.8" calcext:value-type="float">
            <text:p>68.8</text:p>
          </table:table-cell>
          <table:table-cell table:style-name="ce3" table:formula="of:=71-[.C42]" office:value-type="float" office:value="22.6" calcext:value-type="float">
            <text:p>22.6</text:p>
          </table:table-cell>
          <table:table-cell table:style-name="ce3" table:formula="of:=[.D42]-[.C42]" office:value-type="float" office:value="20.4" calcext:value-type="float">
            <text:p>20.4</text:p>
          </table:table-cell>
          <table:table-cell table:style-name="ce2"/>
          <table:table-cell table:formula="of:=[.F42]*0.01*13600*9.81+101952" office:value-type="float" office:value="129168.864" calcext:value-type="float">
            <text:p>129168.864</text:p>
          </table:table-cell>
          <table:table-cell table:formula="of:=[.E42]*0.01*6.9*0.001" office:value-type="float" office:value="0.0015594" calcext:value-type="float">
            <text:p>0.0015594</text:p>
          </table:table-cell>
          <table:table-cell table:style-name="ce2" table:formula="of:=[.H42]*[.I42]" office:value-type="float" office:value="201.4259265216" calcext:value-type="float">
            <text:p>201.4259265216</text:p>
          </table:table-cell>
        </table:table-row>
        <table:table-row table:style-name="ro1">
          <table:table-cell table:number-columns-repeated="2"/>
          <table:table-cell table:style-name="ce3" office:value-type="float" office:value="48.5" calcext:value-type="float">
            <text:p>48.5</text:p>
          </table:table-cell>
          <table:table-cell table:style-name="ce3" office:value-type="float" office:value="69.4" calcext:value-type="float">
            <text:p>69.4</text:p>
          </table:table-cell>
          <table:table-cell table:style-name="ce3" table:formula="of:=71-[.C43]" office:value-type="float" office:value="22.5" calcext:value-type="float">
            <text:p>22.5</text:p>
          </table:table-cell>
          <table:table-cell table:style-name="ce3" table:formula="of:=[.D43]-[.C43]" office:value-type="float" office:value="20.9" calcext:value-type="float">
            <text:p>20.9</text:p>
          </table:table-cell>
          <table:table-cell table:style-name="ce2"/>
          <table:table-cell table:formula="of:=[.F43]*0.01*13600*9.81+101952" office:value-type="float" office:value="129835.944" calcext:value-type="float">
            <text:p>129835.944</text:p>
          </table:table-cell>
          <table:table-cell table:formula="of:=[.E43]*0.01*6.9*0.001" office:value-type="float" office:value="0.0015525" calcext:value-type="float">
            <text:p>0.0015525</text:p>
          </table:table-cell>
          <table:table-cell table:style-name="ce2" table:formula="of:=[.H43]*[.I43]" office:value-type="float" office:value="201.57030306" calcext:value-type="float">
            <text:p>201.57030306</text:p>
          </table:table-cell>
        </table:table-row>
        <table:table-row table:style-name="ro1">
          <table:table-cell table:number-columns-repeated="2"/>
          <table:table-cell table:style-name="ce3" office:value-type="float" office:value="48.6" calcext:value-type="float">
            <text:p>48.6</text:p>
          </table:table-cell>
          <table:table-cell table:style-name="ce3" office:value-type="float" office:value="69.7" calcext:value-type="float">
            <text:p>69.7</text:p>
          </table:table-cell>
          <table:table-cell table:style-name="ce3" table:formula="of:=71-[.C44]" office:value-type="float" office:value="22.4" calcext:value-type="float">
            <text:p>22.4</text:p>
          </table:table-cell>
          <table:table-cell table:style-name="ce3" table:formula="of:=[.D44]-[.C44]" office:value-type="float" office:value="21.1" calcext:value-type="float">
            <text:p>21.1</text:p>
          </table:table-cell>
          <table:table-cell table:style-name="ce2"/>
          <table:table-cell table:formula="of:=[.F44]*0.01*13600*9.81+101952" office:value-type="float" office:value="130102.776" calcext:value-type="float">
            <text:p>130102.776</text:p>
          </table:table-cell>
          <table:table-cell table:formula="of:=[.E44]*0.01*6.9*0.001" office:value-type="float" office:value="0.0015456" calcext:value-type="float">
            <text:p>0.0015456</text:p>
          </table:table-cell>
          <table:table-cell table:style-name="ce2" table:formula="of:=[.H44]*[.I44]" office:value-type="float" office:value="201.0868505856" calcext:value-type="float">
            <text:p>201.0868505856</text:p>
          </table:table-cell>
        </table:table-row>
        <table:table-row table:style-name="ro1">
          <table:table-cell table:number-columns-repeated="2"/>
          <table:table-cell table:style-name="ce3" office:value-type="float" office:value="48.6" calcext:value-type="float">
            <text:p>48.6</text:p>
          </table:table-cell>
          <table:table-cell table:style-name="ce3" office:value-type="float" office:value="70.1" calcext:value-type="float">
            <text:p>70.1</text:p>
          </table:table-cell>
          <table:table-cell table:style-name="ce3" table:formula="of:=71-[.C45]" office:value-type="float" office:value="22.4" calcext:value-type="float">
            <text:p>22.4</text:p>
          </table:table-cell>
          <table:table-cell table:style-name="ce3" table:formula="of:=[.D45]-[.C45]" office:value-type="float" office:value="21.5" calcext:value-type="float">
            <text:p>21.5</text:p>
          </table:table-cell>
          <table:table-cell table:style-name="ce2"/>
          <table:table-cell table:formula="of:=[.F45]*0.01*13600*9.81+101952" office:value-type="float" office:value="130636.44" calcext:value-type="float">
            <text:p>130636.440</text:p>
          </table:table-cell>
          <table:table-cell table:formula="of:=[.E45]*0.01*6.9*0.001" office:value-type="float" office:value="0.0015456" calcext:value-type="float">
            <text:p>0.0015456</text:p>
          </table:table-cell>
          <table:table-cell table:style-name="ce2" table:formula="of:=[.H45]*[.I45]" office:value-type="float" office:value="201.911681664" calcext:value-type="float">
            <text:p>201.911681664</text:p>
          </table:table-cell>
        </table:table-row>
        <table:table-row table:style-name="ro1">
          <table:table-cell table:number-columns-repeated="2"/>
          <table:table-cell table:style-name="ce3" office:value-type="float" office:value="48.7" calcext:value-type="float">
            <text:p>48.7</text:p>
          </table:table-cell>
          <table:table-cell table:style-name="ce3" office:value-type="float" office:value="70.7" calcext:value-type="float">
            <text:p>70.7</text:p>
          </table:table-cell>
          <table:table-cell table:style-name="ce3" table:formula="of:=71-[.C46]" office:value-type="float" office:value="22.3" calcext:value-type="float">
            <text:p>22.3</text:p>
          </table:table-cell>
          <table:table-cell table:style-name="ce3" table:formula="of:=[.D46]-[.C46]" office:value-type="float" office:value="22" calcext:value-type="float">
            <text:p>22.0</text:p>
          </table:table-cell>
          <table:table-cell table:style-name="ce2"/>
          <table:table-cell table:formula="of:=[.F46]*0.01*13600*9.81+101952" office:value-type="float" office:value="131303.52" calcext:value-type="float">
            <text:p>131303.520</text:p>
          </table:table-cell>
          <table:table-cell table:formula="of:=[.E46]*0.01*6.9*0.001" office:value-type="float" office:value="0.0015387" calcext:value-type="float">
            <text:p>0.0015387</text:p>
          </table:table-cell>
          <table:table-cell table:style-name="ce2" table:formula="of:=[.H46]*[.I46]" office:value-type="float" office:value="202.036726224" calcext:value-type="float">
            <text:p>202.036726224</text:p>
          </table:table-cell>
        </table:table-row>
        <table:table-row table:style-name="ro1">
          <table:table-cell table:number-columns-repeated="2"/>
          <table:table-cell table:style-name="ce3" office:value-type="float" office:value="48.8" calcext:value-type="float">
            <text:p>48.8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table:formula="of:=71-[.C47]" office:value-type="float" office:value="22.2" calcext:value-type="float">
            <text:p>22.2</text:p>
          </table:table-cell>
          <table:table-cell table:style-name="ce3" table:formula="of:=[.D47]-[.C47]" office:value-type="float" office:value="22.5" calcext:value-type="float">
            <text:p>22.5</text:p>
          </table:table-cell>
          <table:table-cell table:style-name="ce2"/>
          <table:table-cell table:formula="of:=[.F47]*0.01*13600*9.81+101952" office:value-type="float" office:value="131970.6" calcext:value-type="float">
            <text:p>131970.600</text:p>
          </table:table-cell>
          <table:table-cell table:formula="of:=[.E47]*0.01*6.9*0.001" office:value-type="float" office:value="0.0015318" calcext:value-type="float">
            <text:p>0.0015318</text:p>
          </table:table-cell>
          <table:table-cell table:style-name="ce2" table:formula="of:=[.H47]*[.I47]" office:value-type="float" office:value="202.15256508" calcext:value-type="float">
            <text:p>202.15256508</text:p>
          </table:table-cell>
        </table:table-row>
        <table:table-row table:style-name="ro1">
          <table:table-cell table:number-columns-repeated="2"/>
          <table:table-cell table:style-name="ce3" office:value-type="float" office:value="48.9" calcext:value-type="float">
            <text:p>48.9</text:p>
          </table:table-cell>
          <table:table-cell table:style-name="ce3" office:value-type="float" office:value="71.8" calcext:value-type="float">
            <text:p>71.8</text:p>
          </table:table-cell>
          <table:table-cell table:style-name="ce3" table:formula="of:=71-[.C48]" office:value-type="float" office:value="22.1" calcext:value-type="float">
            <text:p>22.1</text:p>
          </table:table-cell>
          <table:table-cell table:style-name="ce3" table:formula="of:=[.D48]-[.C48]" office:value-type="float" office:value="22.9" calcext:value-type="float">
            <text:p>22.9</text:p>
          </table:table-cell>
          <table:table-cell table:style-name="ce2"/>
          <table:table-cell table:formula="of:=[.F48]*0.01*13600*9.81+101952" office:value-type="float" office:value="132504.264" calcext:value-type="float">
            <text:p>132504.264</text:p>
          </table:table-cell>
          <table:table-cell table:formula="of:=[.E48]*0.01*6.9*0.001" office:value-type="float" office:value="0.0015249" calcext:value-type="float">
            <text:p>0.0015249</text:p>
          </table:table-cell>
          <table:table-cell table:style-name="ce2" table:formula="of:=[.H48]*[.I48]" office:value-type="float" office:value="202.0557521736" calcext:value-type="float">
            <text:p>202.0557521736</text:p>
          </table:table-cell>
        </table:table-row>
        <table:table-row table:style-name="ro1">
          <table:table-cell table:number-columns-repeated="2"/>
          <table:table-cell table:style-name="ce3" office:value-type="float" office:value="49" calcext:value-type="float">
            <text:p>49.0</text:p>
          </table:table-cell>
          <table:table-cell table:style-name="ce3" office:value-type="float" office:value="72.3" calcext:value-type="float">
            <text:p>72.3</text:p>
          </table:table-cell>
          <table:table-cell table:style-name="ce3" table:formula="of:=71-[.C49]" office:value-type="float" office:value="22" calcext:value-type="float">
            <text:p>22.0</text:p>
          </table:table-cell>
          <table:table-cell table:style-name="ce3" table:formula="of:=[.D49]-[.C49]" office:value-type="float" office:value="23.3" calcext:value-type="float">
            <text:p>23.3</text:p>
          </table:table-cell>
          <table:table-cell table:style-name="ce2"/>
          <table:table-cell table:formula="of:=[.F49]*0.01*13600*9.81+101952" office:value-type="float" office:value="133037.928" calcext:value-type="float">
            <text:p>133037.928</text:p>
          </table:table-cell>
          <table:table-cell table:formula="of:=[.E49]*0.01*6.9*0.001" office:value-type="float" office:value="0.001518" calcext:value-type="float">
            <text:p>0.001518</text:p>
          </table:table-cell>
          <table:table-cell table:style-name="ce2" table:formula="of:=[.H49]*[.I49]" office:value-type="float" office:value="201.951574704" calcext:value-type="float">
            <text:p>201.951574704</text:p>
          </table:table-cell>
        </table:table-row>
        <table:table-row table:style-name="ro1">
          <table:table-cell table:number-columns-repeated="2"/>
          <table:table-cell table:style-name="ce3" office:value-type="float" office:value="49.1" calcext:value-type="float">
            <text:p>49.1</text:p>
          </table:table-cell>
          <table:table-cell table:style-name="ce3" office:value-type="float" office:value="72.6" calcext:value-type="float">
            <text:p>72.6</text:p>
          </table:table-cell>
          <table:table-cell table:style-name="ce3" table:formula="of:=71-[.C50]" office:value-type="float" office:value="21.9" calcext:value-type="float">
            <text:p>21.9</text:p>
          </table:table-cell>
          <table:table-cell table:style-name="ce3" table:formula="of:=[.D50]-[.C50]" office:value-type="float" office:value="23.5" calcext:value-type="float">
            <text:p>23.5</text:p>
          </table:table-cell>
          <table:table-cell table:style-name="ce2"/>
          <table:table-cell table:formula="of:=[.F50]*0.01*13600*9.81+101952" office:value-type="float" office:value="133304.76" calcext:value-type="float">
            <text:p>133304.760</text:p>
          </table:table-cell>
          <table:table-cell table:formula="of:=[.E50]*0.01*6.9*0.001" office:value-type="float" office:value="0.0015111" calcext:value-type="float">
            <text:p>0.0015111</text:p>
          </table:table-cell>
          <table:table-cell table:style-name="ce2" table:formula="of:=[.H50]*[.I50]" office:value-type="float" office:value="201.436822836" calcext:value-type="float">
            <text:p>201.436822836</text:p>
          </table:table-cell>
        </table:table-row>
        <table:table-row table:style-name="ro1">
          <table:table-cell table:number-columns-repeated="2"/>
          <table:table-cell table:style-name="ce3" office:value-type="float" office:value="49.2" calcext:value-type="float">
            <text:p>49.2</text:p>
          </table:table-cell>
          <table:table-cell table:style-name="ce3" office:value-type="float" office:value="73" calcext:value-type="float">
            <text:p>73.0</text:p>
          </table:table-cell>
          <table:table-cell table:style-name="ce3" table:formula="of:=71-[.C51]" office:value-type="float" office:value="21.8" calcext:value-type="float">
            <text:p>21.8</text:p>
          </table:table-cell>
          <table:table-cell table:style-name="ce3" table:formula="of:=[.D51]-[.C51]" office:value-type="float" office:value="23.8" calcext:value-type="float">
            <text:p>23.8</text:p>
          </table:table-cell>
          <table:table-cell table:style-name="ce2"/>
          <table:table-cell table:formula="of:=[.F51]*0.01*13600*9.81+101952" office:value-type="float" office:value="133705.008" calcext:value-type="float">
            <text:p>133705.008</text:p>
          </table:table-cell>
          <table:table-cell table:formula="of:=[.E51]*0.01*6.9*0.001" office:value-type="float" office:value="0.0015042" calcext:value-type="float">
            <text:p>0.0015042</text:p>
          </table:table-cell>
          <table:table-cell table:style-name="ce2" table:formula="of:=[.H51]*[.I51]" office:value-type="float" office:value="201.1190730336" calcext:value-type="float">
            <text:p>201.1190730336</text:p>
          </table:table-cell>
        </table:table-row>
        <table:table-row table:style-name="ro1">
          <table:table-cell table:number-columns-repeated="2"/>
          <table:table-cell table:style-name="ce3" office:value-type="float" office:value="49.3" calcext:value-type="float">
            <text:p>49.3</text:p>
          </table:table-cell>
          <table:table-cell table:style-name="ce3" office:value-type="float" office:value="73.6" calcext:value-type="float">
            <text:p>73.6</text:p>
          </table:table-cell>
          <table:table-cell table:style-name="ce3" table:formula="of:=71-[.C52]" office:value-type="float" office:value="21.7" calcext:value-type="float">
            <text:p>21.7</text:p>
          </table:table-cell>
          <table:table-cell table:style-name="ce3" table:formula="of:=[.D52]-[.C52]" office:value-type="float" office:value="24.3" calcext:value-type="float">
            <text:p>24.3</text:p>
          </table:table-cell>
          <table:table-cell table:style-name="ce2"/>
          <table:table-cell table:formula="of:=[.F52]*0.01*13600*9.81+101952" office:value-type="float" office:value="134372.088" calcext:value-type="float">
            <text:p>134372.088</text:p>
          </table:table-cell>
          <table:table-cell table:formula="of:=[.E52]*0.01*6.9*0.001" office:value-type="float" office:value="0.0014973" calcext:value-type="float">
            <text:p>0.0014973</text:p>
          </table:table-cell>
          <table:table-cell table:style-name="ce2" table:formula="of:=[.H52]*[.I52]" office:value-type="float" office:value="201.1953273624" calcext:value-type="float">
            <text:p>201.1953273624</text:p>
          </table:table-cell>
        </table:table-row>
        <table:table-row table:style-name="ro1" table:number-rows-repeated="9">
          <table:table-cell table:number-columns-repeated="2"/>
          <table:table-cell table:style-name="ce3" table:number-columns-repeated="4"/>
          <table:table-cell table:style-name="ce2"/>
          <table:table-cell table:number-columns-repeated="2"/>
          <table:table-cell table:style-name="ce2"/>
        </table:table-row>
        <table:table-row table:style-name="ro1" table:number-rows-repeated="34">
          <table:table-cell table:number-columns-repeated="2"/>
          <table:table-cell table:style-name="ce4" table:number-columns-repeated="4"/>
          <table:table-cell table:number-columns-repeated="4"/>
        </table:table-row>
        <table:table-row table:style-name="ro1" table:number-rows-repeated="104848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9:09:48.665131612</meta:creation-date>
    <dc:date>2023-02-05T16:32:38.051588910</dc:date>
    <meta:editing-duration>PT1H42M37S</meta:editing-duration>
    <meta:editing-cycles>4</meta:editing-cycles>
    <meta:generator>LibreOffice/7.4.5.1$Linux_X86_64 LibreOffice_project/40$Build-1</meta:generator>
    <meta:document-statistic meta:table-count="1" meta:cell-count="359" meta:object-count="0"/>
  </office:meta>
</office:document-meta>
</file>